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textarea-horizontal-align="left" draw:auto-grow-height="true" draw:auto-grow-width="false" fo:min-height="12.799cm" fo:min-width="0cm"/>
    </style:style>
    <style:style style:name="pr1" style:family="presentation" style:parent-style-name="Predefinito-title">
      <style:graphic-properties fo:min-height="2.629cm"/>
    </style:style>
    <style:style style:name="pr2" style:family="presentation" style:parent-style-name="Predefinito-notes">
      <style:graphic-properties draw:fill-color="#ffffff" fo:min-height="13.364cm"/>
    </style:style>
    <style:style style:name="pr3" style:family="presentation" style:parent-style-name="Predefinito-title">
      <style:graphic-properties draw:auto-grow-height="true" fo:min-height="2.629cm"/>
    </style:style>
    <style:style style:name="pr4" style:family="presentation" style:parent-style-name="Predefinito-outline1">
      <style:graphic-properties fo:min-height="4.106cm"/>
    </style:style>
    <style:style style:name="pr5" style:family="presentation" style:parent-style-name="Predefinito-outline1">
      <style:graphic-properties fo:min-height="8.884cm"/>
    </style:style>
    <style:style style:name="pr6" style:family="presentation" style:parent-style-name="Predefinito-subtitle">
      <style:graphic-properties draw:fill-color="#ffffff" fo:min-height="9.134cm"/>
    </style:style>
    <style:style style:name="pr7" style:family="presentation" style:parent-style-name="Predefinito-subtitle">
      <style:graphic-properties draw:fill-color="#ffffff" draw:auto-grow-height="true" fo:min-height="11.395cm"/>
    </style:style>
    <style:style style:name="pr8" style:family="presentation" style:parent-style-name="Predefinito-title">
      <style:graphic-properties fo:min-height="3.473cm"/>
    </style:style>
    <style:style style:name="P1" style:family="paragraph">
      <loext:graphic-properties draw:fill-color="#ffffff"/>
    </style:style>
    <style:style style:name="P2" style:family="paragraph">
      <style:paragraph-properties fo:text-align="start"/>
    </style:style>
    <style:style style:name="P3" style:family="paragraph">
      <style:text-properties fo:font-weight="bold" style:font-weight-asian="bold" style:font-weight-complex="bold"/>
    </style:style>
    <style:style style:name="P4" style:family="paragraph">
      <style:paragraph-properties fo:text-align="justify"/>
    </style:style>
    <style:style style:name="P5" style:family="paragraph">
      <loext:graphic-properties draw:fill="none" draw:fill-color="#ffffff" draw:opacity="100%"/>
      <style:paragraph-properties fo:text-align="justify"/>
    </style:style>
    <style:style style:name="P6" style:family="paragraph">
      <style:paragraph-properties fo:text-align="justify"/>
      <style:text-properties fo:font-size="14pt" style:font-size-asian="14pt" style:font-size-complex="14pt"/>
    </style:style>
    <style:style style:name="P7" style:family="paragraph">
      <style:paragraph-properties fo:margin-top="0.5cm" fo:margin-bottom="0cm" fo:text-align="justify"/>
      <style:text-properties fo:font-size="22pt" style:font-size-asian="22pt" style:font-size-complex="22pt"/>
    </style:style>
    <style:style style:name="P8" style:family="paragraph">
      <style:paragraph-properties fo:text-align="justify"/>
      <style:text-properties fo:font-size="22pt" style:font-size-asian="22pt" style:font-size-complex="22pt"/>
    </style:style>
    <style:style style:name="P9" style:family="paragraph">
      <loext:graphic-properties draw:fill-color="#ffffff"/>
      <style:text-properties fo:font-size="20pt"/>
    </style:style>
    <style:style style:name="P10" style:family="paragraph">
      <loext:graphic-properties draw:fill-color="#ffffff"/>
      <style:paragraph-properties fo:text-align="justify"/>
    </style:style>
    <style:style style:name="P11" style:family="paragraph">
      <style:paragraph-properties fo:text-align="justify"/>
      <style:text-properties fo:font-weight="normal" style:font-weight-asian="normal" style:font-weight-complex="normal"/>
    </style:style>
    <style:style style:name="P12" style:family="paragraph">
      <loext:graphic-properties draw:fill-color="#ffffff"/>
      <style:paragraph-properties fo:text-align="justify"/>
      <style:text-properties fo:font-weight="normal" style:font-weight-asian="normal" style:font-weight-complex="normal"/>
    </style:style>
    <style:style style:name="P13" style:family="paragraph">
      <style:text-properties fo:font-size="22pt" fo:text-shadow="1pt 1pt" style:font-size-asian="22pt" style:font-size-complex="22pt"/>
    </style:style>
    <style:style style:name="P14" style:family="paragraph">
      <style:text-properties fo:font-size="14pt" fo:text-shadow="1pt 1pt" style:font-size-asian="14pt" style:font-size-complex="14pt"/>
    </style:style>
    <style:style style:name="P15" style:family="paragraph">
      <style:paragraph-properties fo:text-align="justify"/>
      <style:text-properties fo:font-size="17pt" style:font-size-asian="17pt" style:font-size-complex="17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4pt" fo:text-shadow="1pt 1pt" style:font-size-asian="14pt" style:font-size-complex="14pt"/>
    </style:style>
    <style:style style:name="T5" style:family="text">
      <style:text-properties fo:font-size="14pt" fo:text-shadow="none" style:font-size-asian="14pt" style:font-size-complex="14pt"/>
    </style:style>
    <style:style style:name="T6" style:family="text">
      <style:text-properties fo:font-size="22pt" fo:font-style="normal" fo:font-weight="normal" style:font-size-asian="22pt" style:font-style-asian="normal" style:font-weight-asian="normal" style:font-size-complex="22pt" style:font-style-complex="normal" style:font-weight-complex="normal"/>
    </style:style>
    <style:style style:name="T7" style:family="text">
      <style:text-properties fo:font-size="22pt"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fo:text-shadow="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44pt" fo:font-style="normal" fo:text-shadow="1pt 1pt"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0" style:family="text">
      <style:text-properties fo:text-shadow="1pt 1pt"/>
    </style:style>
    <style:style style:name="T11" style:family="text">
      <style:text-properties fo:text-shadow="none"/>
    </style:style>
    <style:style style:name="T12" style:family="text">
      <style:text-properties fo:font-style="italic" fo:text-shadow="none" style:font-style-asian="italic" style:font-style-complex="italic"/>
    </style:style>
    <style:style style:name="T13" style:family="text">
      <style:text-properties fo:font-style="normal" fo:text-shadow="none"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text-shadow="none" fo:font-weight="normal" style:font-weight-asian="normal" style:font-weight-complex="normal"/>
    </style:style>
    <style:style style:name="T19" style:family="text">
      <style:text-properties fo:font-style="italic" fo:text-shadow="1pt 1pt" fo:font-weight="normal" style:font-style-asian="italic" style:font-weight-asian="normal" style:font-style-complex="italic" style:font-weight-complex="normal"/>
    </style:style>
    <style:style style:name="T20" style:family="text">
      <style:text-properties fo:font-style="normal" fo:text-shadow="none" fo:font-weight="normal" style:font-style-asian="normal" style:font-weight-asian="normal" style:font-style-complex="normal" style:font-weight-complex="normal"/>
    </style:style>
    <style:style style:name="T21" style:family="text">
      <style:text-properties fo:text-shadow="1pt 1pt" fo:font-weight="normal" style:font-weight-asian="normal" style:font-weight-complex="normal"/>
    </style:style>
    <style:style style:name="T22" style:family="text">
      <style:text-properties fo:font-size="22pt" fo:text-shadow="1pt 1pt" style:font-size-asian="22pt" style:font-size-complex="22pt"/>
    </style:style>
    <style:style style:name="T23" style:family="text">
      <style:text-properties fo:font-style="normal" fo:text-shadow="1pt 1pt" style:font-style-asian="normal" style:font-style-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size="22pt" style:font-size-asian="22pt" style:font-size-complex="22pt"/>
    </style:style>
    <style:style style:name="T26" style:family="text">
      <style:text-properties fo:font-size="22pt" fo:font-style="normal" fo:text-shadow="1pt 1pt" style:font-size-asian="22pt" style:font-style-asian="normal" style:font-size-complex="22pt" style:font-style-complex="normal"/>
    </style:style>
    <style:style style:name="T27" style:family="text">
      <style:text-properties fo:font-size="22pt" fo:font-style="italic" fo:text-shadow="1pt 1pt" style:font-size-asian="22pt" style:font-style-asian="italic" style:font-size-complex="22pt" style:font-style-complex="italic"/>
    </style:style>
    <style:style style:name="T28" style:family="text">
      <style:text-properties fo:font-size="22pt" fo:font-style="italic" style:font-size-asian="22pt" style:font-style-asian="italic" style:font-size-complex="22pt" style:font-style-complex="italic"/>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font-size="32pt" style:font-size-asian="32pt" style:font-size-complex="32pt"/>
    </style:style>
    <style:style style:name="T31" style:family="text">
      <style:text-properties fo:font-size="17pt" style:font-size-asian="17pt" style:font-size-complex="17pt"/>
    </style:style>
    <style:style style:name="T32"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33" style:family="text">
      <style:text-properties fo:font-size="17pt" fo:text-shadow="1pt 1pt" style:font-size-asian="17pt" style:font-size-complex="17pt"/>
    </style:style>
    <style:style style:name="T34" style:family="text">
      <style:text-properties fo:font-size="17pt" fo:text-shadow="none"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2.629cm" svg:x="1.4cm" svg:y="1.371cm" presentation:class="title" presentation:user-transformed="true">
          <draw:text-box>
            <text:p>Servizio di messaggistic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1" draw:text-style-name="P3" draw:layer="layout" svg:width="25.199cm" svg:height="2.629cm" svg:x="0.801cm" svg:y="0cm" presentation:class="title" presentation:user-transformed="true">
          <draw:text-box>
            <text:p text:style-name="P2"><text:span text:style-name="T1">Specifica</text:span></text:p>
          </draw:text-box>
        </draw:frame>
        <draw:frame draw:style-name="gr2" draw:text-style-name="P5" draw:layer="layout" svg:width="27.087cm" svg:height="13.049cm" svg:x="0.313cm" svg:y="1.8cm">
          <draw:text-box>
            <text:p text:style-name="P4"/>
            <text:p text:style-name="P4"><text:s/></text:p>
            <text:p text:style-name="P4">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4"/>
            <text:p text:style-name="P4">L'applicazione client deve fornire ad un utente le seguenti funzioni:</text:p>
            <text:p text:style-name="P4">1. Lettura tutti i messaggi spediti all'utente.</text:p>
            <text:p text:style-name="P4">2. Spedizione di un nuovo messaggio a uno qualunque degli utenti del sistema.</text:p>
            <text:p text:style-name="P4">3. Cancellare dei messaggi ricevuti dall'utente.</text:p>
            <text:p text:style-name="P4"><text:s/></text:p>
            <text:p text:style-name="P4">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4"/>
            <text:p text:style-name="P4">Per progetti misti Unix/Windows e' a scelta quale delle due applicazioni sviluppare per uno dei due sistemi.</text:p>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3T16">
        <office:forms form:automatic-focus="false" form:apply-design-mode="false"/>
        <draw:frame presentation:style-name="pr3" draw:layer="layout" svg:width="25.199cm" svg:height="3.473cm" svg:x="1.4cm" svg:y="0.206cm" presentation:class="title" presentation:user-transformed="true">
          <draw:text-box>
            <text:p><text:span text:style-name="T2"><text:s/></text:span><text:span text:style-name="T2">Gestione delle risorse: registrazione e accesso</text:span></text:p>
          </draw:text-box>
        </draw:frame>
        <draw:frame presentation:style-name="pr4" draw:text-style-name="P6" draw:layer="layout" svg:width="12.6cm" svg:height="8cm" svg:x="1.2cm" svg:y="7.8cm" presentation:class="outline" presentation:user-transformed="true">
          <draw:text-box>
            <text:list text:style-name="L2">
              <text:list-header>
                <text:p text:style-name="P6"><text:span text:style-name="T3">Un file di testo per ogni utente registrato, strutturato nel seguente modo:</text:span></text:p>
              </text:list-header>
              <text:list-item>
                <text:p text:style-name="P6"><text:span text:style-name="T3">Il nome del file sarà uguale all’username inserito per registrarsi e con cui verrà eseguito il login.</text:span></text:p>
              </text:list-item>
              <text:list-item>
                <text:p text:style-name="P6"><text:span text:style-name="T3">La prima riga del file conterrà la password inserita dall’utente nella sua versione criptata con cui si potrà accedere</text:span></text:p>
              </text:list-item>
              <text:list-item>
                <text:p text:style-name="P6"><text:span text:style-name="T3">La seconda riga è un intero booleano che serve a stabilire se l’utente ha già eseguito l’accesso: (0 indica utente offline, 1 indica utente online)</text:span></text:p>
              </text:list-item>
            </text:list>
          </draw:text-box>
        </draw:frame>
        <draw:frame presentation:style-name="pr4" draw:text-style-name="P6" draw:layer="layout" svg:width="12.6cm" svg:height="7.4cm" svg:x="14.7cm" svg:y="7.8cm" presentation:class="outline" presentation:user-transformed="true">
          <draw:text-box>
            <text:list text:style-name="L2">
              <text:list-header>
                <text:p text:style-name="P6"><text:span text:style-name="T3">Un file di testo generale, chiamato </text:span><text:span text:style-name="T4">list.txt, </text:span><text:span text:style-name="T5">che memorizzerà la lista di tutti gli username registrati, e con cui è quindi possibile scambiarsi messaggi. Questa lista è opportunamente aggiornata dopo ogni registrazione e cancellazione, e sarà fornita a ogni utente che vuole inviare un nuovo messaggio, così da aiutarlo in fase di selezione del destinatario.</text:span></text:p>
              </text:list-header>
            </text:list>
          </draw:text-box>
        </draw:frame>
        <draw:frame presentation:style-name="pr4" draw:text-style-name="P8" draw:layer="layout" svg:width="25.199cm" svg:height="2.715cm" svg:x="1.6cm" svg:y="4.285cm" presentation:class="outline" presentation:user-transformed="true">
          <draw:text-box>
            <text:p text:style-name="P7"><text:span text:style-name="T6">Al lancio del server, viene creata una directory nascosta (lato server), chiamata </text:span><text:span text:style-name="T7">.db/.</text:span></text:p>
            <text:p text:style-name="P7"><text:span text:style-name="T8">Questa directory, come suggerisce il nome, fa le veci di un database: durante l’esecuzione del programma, essa conterrà:</text:span></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3"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5" draw:layer="layout" svg:width="25.199cm" svg:height="9.134cm" svg:x="1.4cm" svg:y="3.685cm" presentation:class="outline" presentation:user-transformed="true">
          <draw:text-box>
            <text:p text:style-name="P4">Nello strutturare l’applicazione, si è deciso di gestire correttamente il segnale <text:span text:style-name="T10">SIGINT: </text:span><text:span text:style-name="T11">ad ogni </text:span><text:span text:style-name="T12">ctrl + c </text:span><text:span text:style-name="T13">premuto nel client, deve necessariamente seguire un </text:span><text:span text:style-name="T12">log_out </text:span><text:span text:style-name="T13">nel server, se nel client si aveva precedentemente effettuato un </text:span><text:span text:style-name="T12">log_in.</text:span></text:p>
            <text:p text:style-name="P4"><text:span text:style-name="T12"/></text:p>
            <text:p text:style-name="P4"><text:span text:style-name="T12"/></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4T14">
        <office:forms form:automatic-focus="false" form:apply-design-mode="false"/>
        <draw:frame presentation:style-name="pr1"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4" draw:layer="layout" svg:width="25.199cm" svg:height="4.356cm" svg:x="1.4cm" svg:y="3.685cm" presentation:class="outline">
          <draw:text-box>
            <text:list text:style-name="L2">
              <text:list-header>
                <text:p>“ <text:span text:style-name="T14">Il servizio deve accettare messaggi provenienti da client (</text:span><text:span text:style-name="T15">ospitati in generale su macchine distinte da quella dove risiede il server</text:span><text:span text:style-name="T14">) ed archiviarli. </text:span>“</text:p>
              </text:list-header>
            </text:list>
          </draw:text-box>
        </draw:frame>
        <draw:frame presentation:style-name="pr4" draw:layer="layout" svg:width="26.2cm" svg:height="6.944cm" svg:x="1.4cm" svg:y="7.956cm" presentation:class="outline" presentation:user-transformed="true">
          <draw:text-box>
            <text:list text:style-name="L2">
              <text:list-header>
                <text:p>Come sottolineato nella specifica, client e server risiedono su macchine diverse. Di conseguenza, quando nel client arriva un <text:span text:style-name="T10">SIGINT</text:span><text:span text:style-name="T11">, il server deve essere “avvisato” in qualche modo. </text:span></text:p>
                <text:p><text:span text:style-name="T11">Nella logica dell’applicazione, ogni scambio di informazioni tra client e server inizia con una chiamata alla funzione </text:span><text:span text:style-name="T10">read_int()</text:span><text:span text:style-name="T11">: infatti ogni volta che il server attende di leggere qualcosa sul canale accettato, si aspetta o la lunghezza di una stringa, o il valore numerico di un’operazione che deve essere svolta</text:span><text:span text:style-name="T11">.</text:span></text:p>
                <text:p><text:span text:style-name="T11">Di conseguenza, si è deciso di creare un </text:span><text:span text:style-name="T12">handler</text:span><text:span text:style-name="T11"> per il segnale </text:span><text:span text:style-name="T10">SIGINT (</text:span><text:span text:style-name="T11">lato client) che invierà al server un </text:span><text:span text:style-name="T12">particolare valore</text:span><text:span text:style-name="T11"> intero per segnalare la richiesta forzata di un </text:span><text:span text:style-name="T12">log_out</text:span><text:span text:style-name="T11">.</text:span></text:p>
              </text:list-header>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office:forms form:automatic-focus="false" form:apply-design-mode="false"/>
        <draw:frame presentation:style-name="pr3" draw:layer="layout" svg:width="25.199cm" svg:height="2.629cm" svg:x="1.4cm" svg:y="0.628cm" presentation:class="title">
          <draw:text-box>
            <text:p><text:span text:style-name="T2"><text:s/></text:span><text:span text:style-name="T2">Gestione delle risorse: </text:span><text:span text:style-name="T9">SIGINT</text:span></text:p>
          </draw:text-box>
        </draw:frame>
        <draw:frame presentation:style-name="pr6" draw:text-style-name="P10" draw:layer="layout" svg:width="25.199cm" svg:height="9.134cm" svg:x="1.4cm" svg:y="3.685cm" presentation:class="subtitle" presentation:user-transformed="true">
          <draw:text-box>
            <text:p text:style-name="P4">Il “particolare valore” da inviare in caso di <text:span text:style-name="T14">ctrl + c </text:span><text:span text:style-name="T16">nel client verrà definito in seguito, </text:span><text:span text:style-name="T17">ma bisogna essere sicuri che sia un valore che non possa essere inviato in nessun’altra situazione.</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office:forms form:automatic-focus="false" form:apply-design-mode="false"/>
        <draw:frame presentation:style-name="pr7" draw:text-style-name="P10" draw:layer="layout" svg:width="25.199cm" svg:height="11.395cm" svg:x="1.4cm" svg:y="3.2cm" presentation:class="subtitle" presentation:user-transformed="true">
          <draw:text-box>
            <text:p text:style-name="P4"><text:span text:style-name="T1"/></text:p>
            <text:p text:style-name="P4">Il server è strutturato come un array di puntatori a una struttura dati, chiamata <text:span text:style-name="T10">MESSAGE, </text:span><text:span text:style-name="T11">la cui definizione è riportata in seguito. </text:span></text:p>
            <text:p text:style-name="P4"><text:span text:style-name="T11">Nell’inizializzazione del server, viene allocato ogni puntatore a messaggio ed alcuni dei suoi campi: i rimanenti, invece, vengono inizializzati in fase di ricezione dei messaggi.</text:span></text:p>
            <text:p text:style-name="P4"><text:span text:style-name="T11"/></text:p>
          </draw:text-box>
        </draw:frame>
        <draw:frame presentation:style-name="pr8" draw:layer="layout" svg:width="25.199cm" svg:height="3.473cm" svg:x="1.4cm" svg:y="0.206cm" presentation:class="title" presentation:user-transformed="true">
          <draw:text-box>
            <text:p><text:span text:style-name="T2"><text:s/></text:span><text:span text:style-name="T2">Gestione delle risorse: s</text:span><text:span text:style-name="T1">truttura del server</text:span></text:p>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office:forms form:automatic-focus="false" form:apply-design-mode="false"/>
        <draw:frame presentation:style-name="pr8" draw:layer="layout" svg:width="25.199cm" svg:height="3.473cm" svg:x="1.4cm" svg:y="0.206cm" presentation:class="title" presentation:user-transformed="true">
          <draw:text-box>
            <text:p><text:span text:style-name="T2"><text:s/></text:span><text:span text:style-name="T2">Gestione delle risorse: s</text:span><text:span text:style-name="T1">truttura del server</text:span></text:p>
          </draw:text-box>
        </draw:frame>
        <draw:frame presentation:style-name="pr7" draw:text-style-name="P12" draw:layer="layout" svg:width="25.199cm" svg:height="11.395cm" svg:x="1.401cm" svg:y="3.201cm">
          <draw:text-box>
            <text:p text:style-name="P11"><text:span text:style-name="T18">Sono definite delle costanti all’interno della libreria </text:span><text:span text:style-name="T19">helper.h. </text:span><text:span text:style-name="T20">In particolare, è definito il numero massimo di messaggi che </text:span><text:span text:style-name="T19"><text:s/></text:span><text:span text:style-name="T20">l’applicazione è in grado di gestire: in base al valore di questa costante, verranno eseguite le varie inizializzazioni.</text:span></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3T16">
        <office:forms form:automatic-focus="false" form:apply-design-mode="false"/>
        <draw:frame presentation:style-name="pr3" draw:layer="layout" svg:width="25.199cm" svg:height="2.629cm" svg:x="1.4cm" svg:y="0.628cm" presentation:class="title">
          <draw:text-box>
            <text:p><text:span text:style-name="T1">La costante <text:s/></text:span><text:span text:style-name="T21">MAX_NUM_MEX</text:span></text:p>
          </draw:text-box>
        </draw:frame>
        <draw:frame presentation:style-name="pr4" draw:layer="layout" svg:width="12.297cm" svg:height="4.356cm" svg:x="1.4cm" svg:y="3.685cm" presentation:class="outline">
          <draw:text-box>
            <text:list text:style-name="L2">
              <text:list-item>
                <text:p>Perché il valore di questa costante è importante?</text:p>
              </text:list-item>
            </text:list>
          </draw:text-box>
        </draw:frame>
        <draw:frame presentation:style-name="pr4" draw:text-style-name="P13" draw:layer="layout" svg:width="12.297cm" svg:height="4.356cm" svg:x="14.2cm" svg:y="5cm" presentation:class="outline" presentation:user-transformed="true">
          <draw:text-box>
            <text:list text:style-name="L2">
              <text:list-header>
                <text:p text:style-name="P13"><text:span text:style-name="T22">#define MAX_NUM_MEX 1024</text:span></text:p>
              </text:list-header>
            </text:list>
          </draw:text-box>
        </draw:frame>
        <draw:frame presentation:style-name="pr4" draw:text-style-name="P4" draw:layer="layout" svg:width="25.8cm" svg:height="6.744cm" svg:x="1.4cm" svg:y="8.456cm" presentation:class="outline" presentation:user-transformed="true">
          <draw:text-box>
            <text:list text:style-name="L2">
              <text:list-header>
                <text:p>Abbiamo detto che, per la gestione del <text:span text:style-name="T14">ctrl + c</text:span><text:span text:style-name="T16">, il client invia un </text:span><text:span text:style-name="T14">particolare valore </text:span><text:span text:style-name="T16">intero che non verrà mai inviato. Questo particolare valore è proprio </text:span><text:span text:style-name="T23">MAX_NUM_MEX + 1. </text:span></text:p>
                <text:p><text:span text:style-name="T13">Per questo motivo, è molto importante tenere a mente che:</text:span></text:p>
              </text:list-header>
            </text:list>
            <text:list text:style-name="L3">
              <text:list-item>
                <text:p><text:span text:style-name="T13"><text:s/></text:span><text:span text:style-name="T13">La lunghezza di ogni stringa inviabile debba essere minore di </text:span><text:span text:style-name="T23">MAX_NUM_MEX + 1;</text:span></text:p>
              </text:list-item>
              <text:list-item>
                <text:p><text:span text:style-name="T23"><text:s/></text:span><text:span text:style-name="T23">MAX_NUM_MEX + 1 </text:span><text:span text:style-name="T13">debba essere maggiore di 9.</text:span></text:p>
              </text:list-item>
            </text:list>
            <text:p><text:span text:style-name="T24">Infatti, le operazioni accettabili nel menù utente sono proprio 9: se <text:s/></text:span><text:span text:style-name="T23">MAX_NUM_MEX + 1 </text:span><text:span text:style-name="T13">fosse uguale a 9, e l’utente scegliesse di eseguire l’operazione numero 9, il server interpreterebbe quel valore come un </text:span><text:span text:style-name="T12">ctrl + c</text:span><text:span text:style-name="T13"> lato client.</text:span></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5T15">
        <office:forms form:automatic-focus="false" form:apply-design-mode="false"/>
        <draw:frame presentation:style-name="pr5" draw:text-style-name="P14" draw:layer="layout" svg:width="12.297cm" svg:height="9.134cm" svg:x="18.513cm" svg:y="4.085cm" presentation:class="outline" presentation:user-transformed="true">
          <draw:text-box>
            <text:p><text:span text:style-name="T10">typedef struct MESSAGE{</text:span></text:p>
            <text:p><text:span text:style-name="T10"><text:s text:c="8"/></text:span><text:span text:style-name="T10">char *usr_destination;</text:span></text:p>
            <text:p><text:span text:style-name="T10"><text:s text:c="8"/></text:span><text:span text:style-name="T10">char *usr_sender;</text:span></text:p>
            <text:p><text:span text:style-name="T10"><text:s text:c="8"/></text:span><text:span text:style-name="T10">char *object;</text:span></text:p>
            <text:p><text:span text:style-name="T10"><text:s text:c="8"/></text:span><text:span text:style-name="T10">char *text;</text:span></text:p>
            <text:p><text:span text:style-name="T10"><text:s text:c="8"/></text:span><text:span text:style-name="T10">int is_new;</text:span></text:p>
            <text:p><text:span text:style-name="T10"><text:s text:c="8"/></text:span><text:span text:style-name="T10">int position; </text:span></text:p>
            <text:p><text:span text:style-name="T10"><text:s text:c="8"/></text:span><text:span text:style-name="T10">int is_sender_deleted;</text:span></text:p>
            <text:p><text:span text:style-name="T10">} message;</text:span></text:p>
            <text:p><text:span text:style-name="T10"/></text:p>
          </draw:text-box>
        </draw:frame>
        <draw:frame presentation:style-name="pr4" draw:text-style-name="P8" draw:layer="layout" svg:width="14.8cm" svg:height="11.4cm" svg:x="1.4cm" svg:y="4cm" presentation:class="outline" presentation:user-transformed="true">
          <draw:text-box>
            <text:p text:style-name="P7"><text:span text:style-name="T25">La gestione del server è stata realizzata attraverso un array di messaggi. La definizione della struttura dati </text:span><text:span text:style-name="T26">MESSAGE</text:span><text:span text:style-name="T25"> è riportata di fianco.</text:span></text:p>
            <text:p text:style-name="P8"><text:span text:style-name="T25">I campi </text:span><text:span text:style-name="T27">usr_destination</text:span><text:span text:style-name="T25">, </text:span><text:span text:style-name="T22">usr_sender</text:span><text:span text:style-name="T25">, </text:span><text:span text:style-name="T22">object</text:span><text:span text:style-name="T25"> e </text:span><text:span text:style-name="T22">text</text:span><text:span text:style-name="T25"> sono, rispettivamente, i campi destinatario, mittente, oggetto e testo del messaggio, cercando di simulare i campi di una normale e-mail.</text:span></text:p>
          </draw:text-box>
        </draw:frame>
        <draw:frame presentation:style-name="pr8" draw:layer="layout" svg:width="25.199cm" svg:height="3.473cm" svg:x="1.401cm" svg:y="0.207cm" presentation:class="title" presentation:user-transformed="true">
          <draw:text-box>
            <text:p><text:span text:style-name="T2"><text:s/></text:span><text:span text:style-name="T2">Gestione delle risorse: s</text:span><text:span text:style-name="T1">truttura del </text:span><text:span text:style-name="T21">MESSAGE</text:span></text:p>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5T15">
        <office:forms form:automatic-focus="false" form:apply-design-mode="false"/>
        <draw:frame presentation:style-name="pr5" draw:text-style-name="P14" draw:layer="layout" svg:width="12.297cm" svg:height="9.134cm" svg:x="18.513cm" svg:y="4.085cm" presentation:class="outline" presentation:user-transformed="true">
          <draw:text-box>
            <text:p><text:span text:style-name="T10">typedef struct MESSAGE{</text:span></text:p>
            <text:p><text:span text:style-name="T10"><text:s text:c="8"/></text:span><text:span text:style-name="T10">char *usr_destination;</text:span></text:p>
            <text:p><text:span text:style-name="T10"><text:s text:c="8"/></text:span><text:span text:style-name="T10">char *usr_sender;</text:span></text:p>
            <text:p><text:span text:style-name="T10"><text:s text:c="8"/></text:span><text:span text:style-name="T10">char *object;</text:span></text:p>
            <text:p><text:span text:style-name="T10"><text:s text:c="8"/></text:span><text:span text:style-name="T10">char *text;</text:span></text:p>
            <text:p><text:span text:style-name="T10"><text:s text:c="8"/></text:span><text:span text:style-name="T10">int is_new;</text:span></text:p>
            <text:p><text:span text:style-name="T10"><text:s text:c="8"/></text:span><text:span text:style-name="T10">int position; </text:span></text:p>
            <text:p><text:span text:style-name="T10"><text:s text:c="8"/></text:span><text:span text:style-name="T10">int is_sender_deleted;</text:span></text:p>
            <text:p><text:span text:style-name="T10">} message;</text:span></text:p>
            <text:p><text:span text:style-name="T10"/></text:p>
          </draw:text-box>
        </draw:frame>
        <draw:frame presentation:style-name="pr4" draw:text-style-name="P8" draw:layer="layout" svg:width="14.8cm" svg:height="11.4cm" svg:x="1.4cm" svg:y="4cm" presentation:class="outline" presentation:user-transformed="true">
          <draw:text-box>
            <text:p text:style-name="P7"><text:span text:style-name="T25">Più interessanti sono i campi </text:span><text:span text:style-name="T22">position</text:span><text:span text:style-name="T25"> e </text:span><text:span text:style-name="T22">is_sender_deleted</text:span><text:span text:style-name="T25">:</text:span></text:p>
            <text:p text:style-name="P7"><text:span text:style-name="T25">Il primo indica la posizione del messaggio all’interno del server, che viene mostrato all’utente come un codice identificativo del messaggio stesso.</text:span></text:p>
            <text:p text:style-name="P7"><text:span text:style-name="T25">Il secondo, invece, è totalmente invisibile all’utente ed è un intero booleano: assume il valore 1 solo e soltanto quando il mittente ha eliminato il suo account. L’utilità di questo campo è relativa alla funzionalità di </text:span><text:span text:style-name="T28">rispondere a un messaggio</text:span><text:span text:style-name="T29">. Vediamo nel dettaglio.</text:span></text:p>
          </draw:text-box>
        </draw:frame>
        <draw:frame presentation:style-name="pr8" draw:layer="layout" svg:width="25.199cm" svg:height="3.473cm" svg:x="1.401cm" svg:y="0.207cm" presentation:class="title" presentation:user-transformed="true">
          <draw:text-box>
            <text:p><text:span text:style-name="T2"><text:s/></text:span><text:span text:style-name="T2">Gestione delle risorse: s</text:span><text:span text:style-name="T1">truttura del </text:span><text:span text:style-name="T21">MESSAGE</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6T3">
        <office:forms form:automatic-focus="false" form:apply-design-mode="false"/>
        <draw:frame presentation:style-name="pr3" draw:layer="layout" svg:width="25.199cm" svg:height="2.629cm" svg:x="1.4cm" svg:y="0.628cm" presentation:class="title">
          <draw:text-box>
            <text:p><text:span text:style-name="T10">is_sender_deleted</text:span><text:span text:style-name="T1">: perché?</text:span></text:p>
          </draw:text-box>
        </draw:frame>
        <draw:frame presentation:style-name="pr5" draw:layer="layout" svg:width="12.297cm" svg:height="9.134cm" svg:x="1.4cm" svg:y="3.685cm" presentation:class="outline">
          <draw:text-box>
            <text:p><text:span text:style-name="T30">Scenario:</text:span></text:p>
            <text:p><text:span text:style-name="T3">Due utenti, A e B, sono registrati al servizio.</text:span></text:p>
            <text:list text:style-name="L4">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layer="layout" svg:width="13.43cm" svg:height="5.31cm" draw:transform="rotate (0.270002435283523) translate (10.566cm 10.888cm)" presentation:class="outline" presentation:user-transformed="true">
          <draw:text-box>
            <text:list text:style-name="L2">
              <text:list-header>
                <text:p>Chi potrà leggere il messaggio di risposta?</text:p>
              </text:list-header>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7T12">
        <office:forms form:automatic-focus="false" form:apply-design-mode="false"/>
        <draw:frame presentation:style-name="pr3" draw:layer="layout" svg:width="25.199cm" svg:height="2.629cm" svg:x="1.4cm" svg:y="0.628cm" presentation:class="title">
          <draw:text-box>
            <text:p><text:span text:style-name="T21">is_sender_deleted</text:span><text:span text:style-name="T1">: perché?</text:span></text:p>
          </draw:text-box>
        </draw:frame>
        <draw:frame presentation:style-name="pr5" draw:layer="layout" svg:width="12.297cm" svg:height="9.134cm" svg:x="1.4cm" svg:y="3.685cm" presentation:class="outline">
          <draw:text-box>
            <text:p><text:span text:style-name="T30">Scenario:</text:span></text:p>
            <text:p><text:span text:style-name="T3">Due utenti, A e B, sono registrati al servizio.</text:span></text:p>
            <text:list text:style-name="L4">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text-style-name="P15" draw:layer="layout" svg:width="12.297cm" svg:height="4.356cm" svg:x="14.313cm" svg:y="3.685cm" presentation:class="outline">
          <draw:text-box>
            <text:list text:style-name="L2">
              <text:list-header>
                <text:p text:style-name="P4"><text:span text:style-name="T31">Se la cosa non venisse gestita, il nuovo utente registrato come A leggerebbe il messaggio di risposta inviato da B, una volta completato l’invio.</text:span></text:p>
              </text:list-header>
            </text:list>
          </draw:text-box>
        </draw:frame>
        <draw:frame presentation:style-name="pr4" draw:text-style-name="P15" draw:layer="layout" svg:width="12.287cm" svg:height="6.344cm" svg:x="14.323cm" svg:y="7.456cm" presentation:class="outline" presentation:user-transformed="true">
          <draw:text-box>
            <text:list text:style-name="L2">
              <text:list-header>
                <text:p text:style-name="P4"><text:span text:style-name="T32">In fase di eliminazione di un account, in tutti i messaggi inviati da quell’utente verranno modificati, portando a 1 il valore del campo </text:span><text:span text:style-name="T33">is_sender_deleted.</text:span><text:span text:style-name="T34"> In fase risposta a un messaggio, invece, <text:s/>si farà un controllo sul valore di questo campo del messaggio a cui si vuole rispondere, e la risposta verrà bloccata se quel valore è pari a 1. </text:span></text:p>
              </text:list-header>
            </text:list>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6T3">
        <office:forms form:automatic-focus="false" form:apply-design-mode="false"/>
        <draw:frame presentation:style-name="pr1" draw:layer="layout" svg:width="25.199cm" svg:height="2.629cm" svg:x="1.4cm" svg:y="0.628cm" presentation:class="title" presentation:placeholder="true">
          <draw:text-box/>
        </draw:frame>
        <draw:frame presentation:style-name="pr5" draw:layer="layout" svg:width="12.297cm" svg:height="9.134cm" svg:x="1.4cm" svg:y="3.685cm" presentation:class="outline" presentation:placeholder="true">
          <draw:text-box/>
        </draw:frame>
        <draw:frame presentation:style-name="pr5" draw:layer="layout" svg:width="12.297cm" svg:height="9.134cm" svg:x="14.313cm" svg:y="3.685cm" presentation:class="outline" presentation:placeholder="true">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presentation:notes draw:style-name="dp2">
          <draw:page-thumbnail draw:style-name="gr1"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3T16:15:52.746868085</dc:date>
    <meta:editing-duration>PT18M45S</meta:editing-duration>
    <meta:editing-cycles>3</meta:editing-cycles>
    <meta:generator>LibreOffice/6.0.7.3$Linux_X86_64 LibreOffice_project/00m0$Build-3</meta:generator>
    <meta:document-statistic meta:object-count="89"/>
  </office:meta>
</office:document-meta>
</file>